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0c617b" officeooo:paragraph-rsid="000c61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所有妖精、突发事件有专属小图标，鼠标移上显示名称。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10:37:22.617525300</meta:creation-date>
    <dc:date>2025-04-02T10:38:27.612528200</dc:date>
    <meta:editing-duration>PT1M6S</meta:editing-duration>
    <meta:editing-cycles>2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1" meta:word-count="26" meta:character-count="27" meta:non-whitespace-character-count="27"/>
  </office:meta>
</office:document-meta>
</file>